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fba" officeooo:paragraph-rsid="00160fb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0fba" officeooo:paragraph-rsid="00160fba" style:font-weight-asian="bold" style:font-weight-complex="bold"/>
    </style:style>
    <style:style style:name="P3" style:family="paragraph" style:parent-style-name="Standard">
      <style:text-properties fo:font-style="italic" officeooo:rsid="0016f12c" officeooo:paragraph-rsid="0016f12c" style:font-style-asian="italic" style:font-style-complex="italic"/>
    </style:style>
    <style:style style:name="P4" style:family="paragraph" style:parent-style-name="Standard">
      <style:text-properties fo:font-style="normal" officeooo:rsid="0016f12c" officeooo:paragraph-rsid="0016f12c" style:font-style-asian="normal" style:font-style-complex="normal"/>
    </style:style>
    <style:style style:name="P5" style:family="paragraph" style:parent-style-name="Standard">
      <style:text-properties officeooo:rsid="00160fba" officeooo:paragraph-rsid="00160fba"/>
    </style:style>
    <style:style style:name="P6" style:family="paragraph" style:parent-style-name="Standard" style:list-style-name="L1">
      <style:text-properties officeooo:rsid="00160fba" officeooo:paragraph-rsid="00160fba"/>
    </style:style>
    <style:style style:name="P7" style:family="paragraph" style:parent-style-name="Standard" style:list-style-name="L1">
      <style:text-properties officeooo:rsid="0016f12c" officeooo:paragraph-rsid="0016f12c"/>
    </style:style>
    <style:style style:name="P8" style:family="paragraph" style:parent-style-name="Standard" style:list-style-name="L2">
      <style:text-properties fo:font-style="normal" officeooo:rsid="0016f12c" officeooo:paragraph-rsid="0016f12c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ing Socket-base distributed systems.</text:p>
      <text:p text:style-name="P3">TCP Chat System :</text:p>
      <text:p text:style-name="P1">a) /.</text:p>
      <text:p text:style-name="P1"/>
      <text:p text:style-name="P1">b) /.</text:p>
      <text:p text:style-name="P1"/>
      <text:p text:style-name="P1">c) The second instance of the client programm can’t connect to the server.</text:p>
      <text:p text:style-name="P1"/>
      <text:p text:style-name="P1">d) /.</text:p>
      <text:p text:style-name="P1"/>
      <text:p text:style-name="P1">e) <text:s text:c="5"/></text:p>
      <text:list xml:id="list2616166305" text:style-name="L1">
        <text:list-item>
          <text:p text:style-name="P6">The chat system is composed of a Server and multiple clients.</text:p>
        </text:list-item>
        <text:list-item>
          <text:p text:style-name="P6">The server uses a socket in order to listen for incoming connexion, then create a communication socket for each client. Each client has it own socket.</text:p>
        </text:list-item>
        <text:list-item>
          <text:p text:style-name="P6">There is a channel betwenn each client and the server.</text:p>
        </text:list-item>
        <text:list-item>
          <text:p text:style-name="P6">Threads in the server side : 1 for listening connection <text:s/>+ 1 thread for each client (called ClientThread in our programm)</text:p>
          <text:p text:style-name="P6">Threads in the client side : 2 Threads for each client. 1 for sending messages and 1 for Listening from server.</text:p>
        </text:list-item>
        <text:list-item>
          <text:p text:style-name="P7">Communication flow : Client → Server → All Clients.</text:p>
        </text:list-item>
        <text:list-item>
          <text:p text:style-name="P7"/>
        </text:list-item>
      </text:list>
      <text:p text:style-name="P1"><text:tab/><text:tab/></text:p>
      <text:p text:style-name="P3">UDP Chat System :</text:p>
      <text:p text:style-name="P3"/>
      <text:p text:style-name="P4">e) </text:p>
      <text:list xml:id="list1764924625" text:style-name="L2">
        <text:list-item>
          <text:p text:style-name="P8">Since we are using multicast, there is no more server but only clients connectes to the same group.</text:p>
        </text:list-item>
        <text:list-item>
          <text:p text:style-name="P8">Each client is using one <text:span text:style-name="T1">MulticastSocket </text:span>Socket.</text:p>
        </text:list-item>
        <text:list-item>
          <text:p text:style-name="P8">There is one channel linking all the clients together.</text:p>
        </text:list-item>
        <text:list-item>
          <text:p text:style-name="P8">As for TCP, there are two thread, one for sending and one for reading messages (called ReadThread).</text:p>
        </text:list-item>
        <text:list-item>
          <text:p text:style-name="P8">Client → All Clients</text:p>
        </text:list-item>
      </text:list>
      <text:p text:style-name="P4"/>
      <text:p text:style-name="P4">f) Implementation details :</text:p>
      <text:p text:style-name="P4"><text:s/>2 java classes, one for each thread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3:07.727035429</meta:creation-date>
    <meta:generator>LibreOffice/6.4.6.2$Linux_X86_64 LibreOffice_project/40$Build-2</meta:generator>
    <dc:date>2020-10-16T11:46:39.629385080</dc:date>
    <meta:editing-duration>PT13M31S</meta:editing-duration>
    <meta:editing-cycles>2</meta:editing-cycles>
    <meta:document-statistic meta:table-count="0" meta:image-count="0" meta:object-count="0" meta:page-count="1" meta:paragraph-count="24" meta:word-count="209" meta:character-count="1121" meta:non-whitespace-character-count="935"/>
  </office:meta>
</office:document-meta>
</file>